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custom_toolbar_72f2209f.xml"/>
  <manifest:file-entry manifest:media-type="" manifest:full-path="Configurations2/toolbar/"/>
  <manifest:file-entry manifest:media-type="" manifest:full-path="Configurations2/images/sc_imagelist.xml"/>
  <manifest:file-entry manifest:media-type="" manifest:full-path="Configurations2/images/Bitmaps/sc_userimages.png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Basic/Standard/Module1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ohit Hindi1" svg:font-family="'Lohit Hindi'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5.405cm" style:rel-column-width="20834*"/>
    </style:style>
    <style:style style:name="Tabella1.B" style:family="table-column">
      <style:table-column-properties style:column-width="1.916cm" style:rel-column-width="7384*"/>
    </style:style>
    <style:style style:name="Tabella1.C" style:family="table-column">
      <style:table-column-properties style:column-width="9.68cm" style:rel-column-width="37317*"/>
    </style:style>
    <style:style style:name="Tabella1.A1" style:family="table-cell">
      <style:table-cell-properties fo:background-color="#e6e6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a1.C1" style:family="table-cell">
      <style:table-cell-properties fo:background-color="#e6e6ff" fo:padding="0.097cm" fo:border="0.002cm solid #000000">
        <style:background-image/>
      </style:table-cell-properties>
    </style:style>
    <style:style style:name="Tabella1.A2" style:family="table-cell">
      <style:table-cell-properties fo:padding="0.097cm" fo:border-left="0.002cm solid #000000" fo:border-right="none" fo:border-top="none" fo:border-bottom="0.002cm solid #000000"/>
    </style:style>
    <style:style style:name="Tabella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start" style:justify-single-word="false" style:text-autospace="none"/>
      <style:text-properties fo:font-size="12pt" style:font-size-asian="12pt" style:font-size-complex="12pt"/>
    </style:style>
    <style:style style:name="P2" style:family="paragraph" style:parent-style-name="Standard">
      <style:text-properties style:font-name="Times New Roman" fo:font-size="12pt" fo:font-style="normal" style:font-name-asian="Arial1" style:font-size-asian="12pt" style:font-style-asian="normal" style:font-name-complex="Arial1" style:font-size-complex="12pt" style:font-style-complex="normal"/>
    </style:style>
    <style:style style:name="P3" style:family="paragraph" style:parent-style-name="Standard">
      <style:paragraph-properties fo:text-align="start" style:justify-single-word="false" style:text-autospace="none"/>
      <style:text-properties style:font-name="Times New Roman" fo:font-size="12pt" style:font-name-asian="Arial1" style:font-size-asian="12pt" style:font-name-complex="Arial1" style:font-size-complex="12pt"/>
    </style:style>
    <style:style style:name="P4" style:family="paragraph" style:parent-style-name="Standard">
      <style:paragraph-properties fo:text-align="start" style:justify-single-word="false" style:text-autospace="none"/>
      <style:text-properties style:font-name="Times New Roman" fo:font-size="12pt" style:font-size-asian="12pt" style:font-size-complex="12pt"/>
    </style:style>
    <style:style style:name="P5" style:family="paragraph" style:parent-style-name="Table_20_Contents">
      <style:text-properties fo:font-size="12pt" style:font-size-asian="12pt" style:font-size-complex="12pt"/>
    </style:style>
    <style:style style:name="P6" style:family="paragraph" style:parent-style-name="Table_20_Contents">
      <style:paragraph-properties fo:text-align="start" style:justify-single-word="false" style:text-autospace="none"/>
      <style:text-properties style:font-name="Times New Roman" fo:font-size="12pt" fo:font-style="normal" style:font-name-asian="Arial1" style:font-size-asian="12pt" style:font-style-asian="normal" style:font-name-complex="Arial1" style:font-size-complex="12pt" style:font-style-complex="normal"/>
    </style:style>
    <style:style style:name="P7" style:family="paragraph" style:parent-style-name="Table_20_Contents"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P8" style:family="paragraph" style:parent-style-name="Table_20_Contents">
      <style:text-properties style:font-name="Times New Roman" fo:font-size="12pt" style:font-size-asian="12pt" style:font-size-complex="12pt"/>
    </style:style>
    <style:style style:name="P9" style:family="paragraph" style:parent-style-name="Standard">
      <style:paragraph-properties fo:text-align="start" style:justify-single-word="false" style:text-autospace="none"/>
      <style:text-properties style:font-name="Times New Roman" fo:font-size="12pt" fo:font-style="normal" style:font-name-asian="Arial1" style:font-size-asian="12pt" style:font-style-asian="normal" style:font-name-complex="Arial1" style:font-size-complex="12pt" style:font-style-complex="normal"/>
    </style:style>
    <style:style style:name="T1" style:family="text">
      <style:text-properties style:font-name="Arial1" fo:font-style="italic" style:font-name-asian="Arial1" style:font-style-asian="italic" style:font-name-complex="Arial1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name-asian="Arial1" style:font-style-asian="italic" style:font-name-complex="Arial1" style:font-style-complex="italic"/>
    </style:style>
    <style:style style:name="T4" style:family="text">
      <style:text-properties style:font-name-asian="Arial1" style:font-name-complex="Arial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4" text:outline-level="4"><text:text-input text:description="">Forum</text:text-input></text:h>
      <table:table table:name="Tabella1" table:style-name="Tabella1">
        <table:table-column table:style-name="Tabella1.A"/>
        <table:table-column table:style-name="Tabella1.B"/>
        <table:table-column table:style-name="Tabella1.C"/>
        <table:table-row>
          <table:table-cell table:style-name="Tabella1.A1" office:value-type="string">
            <text:p text:style-name="Table_20_Heading">Nome</text:p>
          </table:table-cell>
          <table:table-cell table:style-name="Tabella1.A1" office:value-type="string">
            <text:p text:style-name="Table_20_Heading">Tipo</text:p>
          </table:table-cell>
          <table:table-cell table:style-name="Tabella1.C1" office:value-type="string">
            <text:p text:style-name="Table_20_Heading">Descrizione</text:p>
          </table:table-cell>
        </table:table-row>
        <table:table-row>
          <table:table-cell table:style-name="Tabella1.A2" office:value-type="string">
            <text:p text:style-name="Table_20_Contents"><text:text-input text:description="">Delegato Rettore</text:text-input></text:p>
          </table:table-cell>
          <table:table-cell table:style-name="Tabella1.A2" office:value-type="string">
            <text:p text:style-name="Table_20_Contents"><text:drop-down text:name="Tipo di dato"><text:label text:current-selected="true" text:value="Entity"/><text:label text:value="Control"/><text:label text:value="Boundary"/>Entity</text:drop-down></text:p>
          </table:table-cell>
          <table:table-cell table:style-name="Tabella1.C2" office:value-type="string">
            <text:p text:style-name="Table_20_Contents"><text:text-input text:description="">Delegato del rettore che gestisce il forum. Un delegato rettore ha il compito di spostare gli argomenti nel caso in cui non siano nella giusta sezione.</text:text-input></text:p>
          </table:table-cell>
        </table:table-row>
        <table:table-row>
          <table:table-cell table:style-name="Tabella1.A2" office:value-type="string">
            <text:p text:style-name="Table_20_Contents">Argomento</text:p>
          </table:table-cell>
          <table:table-cell table:style-name="Tabella1.A2" office:value-type="string">
            <text:p text:style-name="Table_20_Contents">Entity</text:p>
          </table:table-cell>
          <table:table-cell table:style-name="Tabella1.C2" office:value-type="string">
            <text:p text:style-name="Table_20_Contents">Argomento di discussione del forum iniziato da un utente autenticato che appartiene ad una particolare sezione.</text:p>
          </table:table-cell>
        </table:table-row>
        <table:table-row>
          <table:table-cell table:style-name="Tabella1.A2" office:value-type="string">
            <text:p text:style-name="Table_20_Contents">Sezione</text:p>
          </table:table-cell>
          <table:table-cell table:style-name="Tabella1.A2" office:value-type="string">
            <text:p text:style-name="Table_20_Contents">Entity</text:p>
          </table:table-cell>
          <table:table-cell table:style-name="Tabella1.C2" office:value-type="string">
            <text:p text:style-name="Table_20_Contents">Tema di discussione del forum contenente vari argomenti aperti dagli utenti autenticati.</text:p>
          </table:table-cell>
        </table:table-row>
        <table:table-row>
          <table:table-cell table:style-name="Tabella1.A2" office:value-type="string">
            <text:p text:style-name="P5">Utente_Autenticato</text:p>
          </table:table-cell>
          <table:table-cell table:style-name="Tabella1.A2" office:value-type="string">
            <text:p text:style-name="Table_20_Contents">Entity</text:p>
          </table:table-cell>
          <table:table-cell table:style-name="Tabella1.C2" office:value-type="string">
            <text:p text:style-name="Table_20_Contents">Utente del forum che ha eseguito il login ed è quindi autenticato.</text:p>
          </table:table-cell>
        </table:table-row>
        <table:table-row>
          <table:table-cell table:style-name="Tabella1.A2" office:value-type="string">
            <text:p text:style-name="P6">ViewForumButton</text:p>
          </table:table-cell>
          <table:table-cell table:style-name="Tabella1.A2" office:value-type="string">
            <text:p text:style-name="Table_20_Contents">Boundary</text:p>
          </table:table-cell>
          <table:table-cell table:style-name="Tabella1.C2" office:value-type="string">
            <text:p text:style-name="P1">Bottone usato dall<text:span text:style-name="T1">'utente autenticato </text:span>per iniziare lo use case<text:span text:style-name="T1"> Visualizzazione lista argomenti.</text:span></text:p>
          </table:table-cell>
        </table:table-row>
        <table:table-row>
          <table:table-cell table:style-name="Tabella1.A2" office:value-type="string">
            <text:p text:style-name="P6">FormRicercaArgomento</text:p>
          </table:table-cell>
          <table:table-cell table:style-name="Tabella1.A2" office:value-type="string">
            <text:p text:style-name="P7">Boundary</text:p>
          </table:table-cell>
          <table:table-cell table:style-name="Tabella1.C2" office:value-type="string">
            <text:p text:style-name="P2">Form usata per l’input dei dati di ricerca. Questa form</text:p>
            <text:p text:style-name="P9">è presentata all'utente autenticato quando la funzione “Ricerca Argomenti” è selezionata.</text:p>
          </table:table-cell>
        </table:table-row>
        <table:table-row>
          <table:table-cell table:style-name="Tabella1.A2" office:value-type="string">
            <text:p text:style-name="Table_20_Contents">BottoneSelezionaArgomento</text:p>
          </table:table-cell>
          <table:table-cell table:style-name="Tabella1.A2" office:value-type="string">
            <text:p text:style-name="Table_20_Contents">Boundary</text:p>
          </table:table-cell>
          <table:table-cell table:style-name="Tabella1.C2" office:value-type="string">
            <text:p text:style-name="Table_20_Contents">Bottone utilizzato dall'utente autenticato per selezionare l'argomento da visualizzare.</text:p>
          </table:table-cell>
        </table:table-row>
        <table:table-row>
          <table:table-cell table:style-name="Tabella1.A2" office:value-type="string">
            <text:p text:style-name="Table_20_Contents">BottoneSpostaArgomento</text:p>
          </table:table-cell>
          <table:table-cell table:style-name="Tabella1.A2" office:value-type="string">
            <text:p text:style-name="Table_20_Contents">Boundary</text:p>
          </table:table-cell>
          <table:table-cell table:style-name="Tabella1.C2" office:value-type="string">
            <text:p text:style-name="Table_20_Contents">Bottone utilizzato dal Delegato Rettore per accedere alla funzionalità “Sposta Argomento”</text:p>
          </table:table-cell>
        </table:table-row>
        <table:table-row>
          <table:table-cell table:style-name="Tabella1.A2" office:value-type="string">
            <text:p text:style-name="Table_20_Contents">FormDestinazioneArgomento</text:p>
          </table:table-cell>
          <table:table-cell table:style-name="Tabella1.A2" office:value-type="string">
            <text:p text:style-name="Table_20_Contents">Boundary</text:p>
          </table:table-cell>
          <table:table-cell table:style-name="Tabella1.C2" office:value-type="string">
            <text:p text:style-name="Table_20_Contents">Form utilizzata per dare al Delegato Rettore la possibilità di scegliere la “Sezione” destinazione di un “Argomento” che deve essere utilizzato mediante la funzionalità “Sposta Argomento”.</text:p>
          </table:table-cell>
        </table:table-row>
        <table:table-row>
          <table:table-cell table:style-name="Tabella1.A2" office:value-type="string">
            <text:p text:style-name="P8">ControlSpostamentoArgomento</text:p>
          </table:table-cell>
          <table:table-cell table:style-name="Tabella1.A2" office:value-type="string">
            <text:p text:style-name="P8">Control</text:p>
          </table:table-cell>
          <table:table-cell table:style-name="Tabella1.C2" office:value-type="string">
            <text:p text:style-name="P3">Gestisce la funzione<text:span text:style-name="T2"> Sposta argomento</text:span>.</text:p>
            <text:p text:style-name="P3">Questo oggetto è creato quando il Delegato Rettore<text:span text:style-name="T2"> </text:span>seleziona il</text:p>
            <text:p text:style-name="P3">bottone “SpostaArgomento”. Crea un “FormDestinazioneArgomento”<text:span text:style-name="T2"> </text:span>e</text:p>
            <text:p text:style-name="P3">lo presenta a <text:span text:style-name="T2">DelegatoRettore</text:span>. Dopo la sottomissione della form,</text:p>
            <text:p text:style-name="P3">questo oggetto colleziona l’informazione dalla form, <text:s/>sposta <text:s/>un</text:p>
            <text:p text:style-name="P4"><text:span text:style-name="T3">Argomento </text:span>nella sezione scelta nel form<text:span text:style-name="T4">. L’oggetto Control</text:span><text:span text:style-name="T4"> quindi mostra il risultato dell'operazione in modo che il Delegato Rettore possa agire di conseguenza.</text:span></text:p>
          </table:table-cell>
        </table:table-row>
        <table:table-row>
          <table:table-cell table:style-name="Tabella1.A2" office:value-type="string">
            <text:p text:style-name="Table_20_Contents">ControlVisualizzaListaArgomenti</text:p>
          </table:table-cell>
          <table:table-cell table:style-name="Tabella1.A2" office:value-type="string">
            <text:p text:style-name="Table_20_Contents">Control</text:p>
          </table:table-cell>
          <table:table-cell table:style-name="Tabella1.C2" office:value-type="string">
            <text:p text:style-name="Table_20_Contents">Gestisce la visualizzazione di tutti gli argomenti del forum. Questo oggetto è creato quando l'Utente_Autenticato seleziona il bottone “ViewForumButton”e stampa a video tutta la lista di argomenti.</text:p>
          </table:table-cell>
        </table:table-row>
        <table:table-row>
          <table:table-cell table:style-name="Tabella1.A2" office:value-type="string">
            <text:p text:style-name="Table_20_Contents">ControlVisualizzaArgomento</text:p>
          </table:table-cell>
          <table:table-cell table:style-name="Tabella1.A2" office:value-type="string">
            <text:p text:style-name="Table_20_Contents">Control</text:p>
          </table:table-cell>
          <table:table-cell table:style-name="Tabella1.C2" office:value-type="string">
            <text:p text:style-name="Table_20_Contents">Gestisce la visualizzazione di un argomento in dettaglio. Questo oggetto è creato quando l'Utente_Autenticato seleziona il bottone <text:soft-page-break/>“BottoneSelezionaArgomento” e stampa a video l'argomento e i commenti su quell'argomento.</text:p>
          </table:table-cell>
        </table:table-row>
        <table:table-row>
          <table:table-cell table:style-name="Tabella1.A2" office:value-type="string">
            <text:p text:style-name="Table_20_Contents">ControlModificaArgomento</text:p>
          </table:table-cell>
          <table:table-cell table:style-name="Tabella1.A2" office:value-type="string">
            <text:p text:style-name="Table_20_Contents">Control</text:p>
          </table:table-cell>
          <table:table-cell table:style-name="Tabella1.C2" office:value-type="string">
            <text:p text:style-name="Table_20_Contents">Gestisce la modifica di un argomento. Questo oggetto è creato quando l'Utente_Autenticato sceglie di voler modificare un argomento cliccando sul bottone “BottoneModificaArgomento”. Crea un “FormModificaArgomento” e lo presenta all'utente autenticato, colleziona quindi l'argomento modificato e visualizza la pagina aggiornata.</text:p>
          </table:table-cell>
        </table:table-row>
        <table:table-row>
          <table:table-cell table:style-name="Tabella1.A2" office:value-type="string">
            <text:p text:style-name="Table_20_Contents">FormModificaArgomento</text:p>
          </table:table-cell>
          <table:table-cell table:style-name="Tabella1.A2" office:value-type="string">
            <text:p text:style-name="Table_20_Contents">Boundary</text:p>
          </table:table-cell>
          <table:table-cell table:style-name="Tabella1.C2" office:value-type="string">
            <text:p text:style-name="Table_20_Contents">Form utilizzata per collezionare dall'utente autenticato le modifiche da effettuare sull'argomento da modificare.</text:p>
          </table:table-cell>
        </table:table-row>
        <table:table-row>
          <table:table-cell table:style-name="Tabella1.A2" office:value-type="string">
            <text:p text:style-name="Table_20_Contents">BottoneModificaArgomento</text:p>
          </table:table-cell>
          <table:table-cell table:style-name="Tabella1.A2" office:value-type="string">
            <text:p text:style-name="Table_20_Contents">Boundary</text:p>
          </table:table-cell>
          <table:table-cell table:style-name="Tabella1.C2" office:value-type="string">
            <text:p text:style-name="Table_20_Contents">Bottone visualizzato all'utente autenticato autore di un argomento per accedere alla funzionalità “Modifica Argomento”.</text:p>
          </table:table-cell>
        </table:table-row>
        <table:table-row>
          <table:table-cell table:style-name="Tabella1.A2" office:value-type="string">
            <text:p text:style-name="Table_20_Contents">Commento</text:p>
          </table:table-cell>
          <table:table-cell table:style-name="Tabella1.A2" office:value-type="string">
            <text:p text:style-name="Table_20_Contents">Entity</text:p>
          </table:table-cell>
          <table:table-cell table:style-name="Tabella1.C2" office:value-type="string">
            <text:p text:style-name="Table_20_Contents">Commento realizzato da un utente autenticato riguardante un “Argomento” di discussione del forum.</text:p>
          </table:table-cell>
        </table:table-row>
        <table:table-row>
          <table:table-cell table:style-name="Tabella1.A2" office:value-type="string">
            <text:p text:style-name="Table_20_Contents">FormInserimentoCommento</text:p>
          </table:table-cell>
          <table:table-cell table:style-name="Tabella1.A2" office:value-type="string">
            <text:p text:style-name="Table_20_Contents">Boundary</text:p>
          </table:table-cell>
          <table:table-cell table:style-name="Tabella1.C2" office:value-type="string">
            <text:p text:style-name="Table_20_Contents">Form utilizzata per collezionare dall'utente autenticato il commento da effettuare sull'argomento visualizzato.</text:p>
          </table:table-cell>
        </table:table-row>
        <table:table-row>
          <table:table-cell table:style-name="Tabella1.A2" office:value-type="string">
            <text:p text:style-name="Table_20_Contents">ControlInserimentoCommento</text:p>
          </table:table-cell>
          <table:table-cell table:style-name="Tabella1.A2" office:value-type="string">
            <text:p text:style-name="Table_20_Contents">Control</text:p>
          </table:table-cell>
          <table:table-cell table:style-name="Tabella1.C2" office:value-type="string">
            <text:p text:style-name="Table_20_Contents">Gestisce l'inserimento di un commento. Questo oggetto è creato quando l'Utente_Autenticato sceglie di voler commentare un argomento cliccando sul bottone “BottonePostaCommento”. <text:s/>Colleziona i dati dal “Form InserimentoCommento” e visualizza quindi la pagina aggiornata con il nuovo commento.</text:p>
          </table:table-cell>
        </table:table-row>
        <table:table-row>
          <table:table-cell table:style-name="Tabella1.A2" office:value-type="string">
            <text:p text:style-name="Table_20_Contents">BottonePostaCommento</text:p>
          </table:table-cell>
          <table:table-cell table:style-name="Tabella1.A2" office:value-type="string">
            <text:p text:style-name="Table_20_Contents">Boundary</text:p>
          </table:table-cell>
          <table:table-cell table:style-name="Tabella1.C2" office:value-type="string">
            <text:p text:style-name="Table_20_Contents">Bottone visualizzato all'utente autenticato che visualizza un argomento per dargli accesso alla funzionalità “Aggiungi Commento”.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ohit Hindi1" svg:font-family="'Lohit Hindi'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transparent" style:shadow="none" text:number-lines="false" text:line-number="0">
        <style:background-image/>
      </style:paragraph-properties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10-25T15:07:08.77</meta:creation-date>
    <meta:editing-duration>PT02H01M34S</meta:editing-duration>
    <meta:editing-cycles>9</meta:editing-cycles>
    <meta:generator>OpenOffice.org/3.2$Win32 OpenOffice.org_project/320m18$Build-9502</meta:generator>
    <meta:initial-creator>gfhj </meta:initial-creator>
    <dc:date>2012-10-26T11:35:05.49</dc:date>
    <dc:creator>gfhj </dc:creator>
    <meta:document-statistic meta:table-count="1" meta:image-count="0" meta:object-count="0" meta:page-count="2" meta:paragraph-count="67" meta:word-count="463" meta:character-count="3624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sub Mp3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For i = 0 To 5
dispatcher.executeDispatch(document, ".uno:GoToEndOfDoc", "", 0, Array())
Next i

rem ----------------------------------------------------------------------
dim args3(1) as new com.sun.star.beans.PropertyValue
args3(0).Name = "Count"
args3(0).Value = 1
args3(1).Name = "Select"
args3(1).Value = false

dispatcher.executeDispatch(document, ".uno:GoUp", "", 0, args3())

rem ----------------------------------------------------------------------
dispatcher.executeDispatch(document, ".uno:EndOfLineSel", "", 0, Array())

rem ----------------------------------------------------------------------
dim args5(1) as new com.sun.star.beans.PropertyValue
args5(0).Name = "Count"
args5(0).Value = 1
args5(1).Name = "Select"
args5(1).Value = true

dispatcher.executeDispatch(document, ".uno:GoRight", "", 0, args5())

rem ----------------------------------------------------------------------
dim args6(1) as new com.sun.star.beans.PropertyValue
args6(0).Name = "Count"
args6(0).Value = 1
args6(1).Name = "Select"
args6(1).Value = true

dispatcher.executeDispatch(document, ".uno:GoRight", "", 0, args6())

rem ----------------------------------------------------------------------
dispatcher.executeDispatch(document, ".uno:Copy", "", 0, Array())

rem ----------------------------------------------------------------------
dispatcher.executeDispatch(document, ".uno:InsertRows", "", 0, Array())

rem ----------------------------------------------------------------------
dim args9(1) as new com.sun.star.beans.PropertyValue
args9(0).Name = "Count"
args9(0).Value = 1
args9(1).Name = "Select"
args9(1).Value = false

dispatcher.executeDispatch(document, ".uno:GoDown", "", 0, args9())

rem ----------------------------------------------------------------------
dispatcher.executeDispatch(document, ".uno:PageUp", "", 0, Array())

rem ----------------------------------------------------------------------
dim args11(1) as new com.sun.star.beans.PropertyValue
args11(0).Name = "Count"
args11(0).Value = 1
args11(1).Name = "Select"
args11(1).Value = false

dispatcher.executeDispatch(document, ".uno:GoLeft", "", 0, args11())

rem ----------------------------------------------------------------------
dim args12(1) as new com.sun.star.beans.PropertyValue
args12(0).Name = "Count"
args12(0).Value = 1
args12(1).Name = "Select"
args12(1).Value = false

dispatcher.executeDispatch(document, ".uno:GoLeft", "", 0, args12())

rem ----------------------------------------------------------------------
dispatcher.executeDispatch(document, ".uno:Paste", "", 0, Array())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